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Utils.deserialize( InputStream input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ializationUtils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tionUtils.deserialize( byte [ ] objec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ationUtils.Serializ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Utils.serialize( Serializable obj , OutputStream output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ializationUtils.clone( Serializ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